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</table:table-row>
      </table:table>
      <table:table table:name="5 Phases Hybrid" table:style-name="ta1">
        <table:table-column table:style-name="co1" table:default-cell-style-name="Default"/>
        <table:table-row table:style-name="ro1">
          <table:table-cell/>
        </table:table-row>
      </table:table>
      <table:table table:name="10 Phases Hybrid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3:59:19.883222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5-07T14:20:39.084672560</dc:date>
    <meta:editing-duration>PT1H45M43S</meta:editing-duration>
    <meta:editing-cycles>6</meta:editing-cycles>
    <meta:generator>LibreOffice/5.2.6.2$Linux_X86_64 LibreOffice_project/20$Build-2</meta:generator>
    <meta:document-statistic meta:table-count="4" meta:cell-count="2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2:TestProblem.H3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